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960000018927DC9E58BFC1AA6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4.288cm" svg:height="10.397cm" svg:x="2.026cm" svg:y="5.385cm">
          <draw:image xlink:href="Pictures/10000201000003960000018927DC9E58BFC1AA61.png" xlink:type="simple" xlink:show="embed" xlink:actuate="onLoad">
            <text:p/>
          </draw:image>
        </draw:frame>
        <draw:line draw:style-name="gr2" draw:text-style-name="P2" draw:layer="layout" svg:x1="14.1cm" svg:y1="5.385cm" svg:x2="14.1cm" svg:y2="15.782cm">
          <text:p/>
        </draw:line>
        <draw:frame draw:style-name="gr3" draw:text-style-name="P3" draw:layer="layout" svg:width="10.4cm" svg:height="0.962cm" svg:x="3cm" svg:y="4.388cm">
          <draw:text-box>
            <text:p>Example ‘launch stage’ variation</text:p>
          </draw:text-box>
        </draw:frame>
        <draw:frame draw:style-name="gr3" draw:text-style-name="P3" draw:layer="layout" svg:width="10.4cm" svg:height="0.962cm" svg:x="15cm" svg:y="4.334cm">
          <draw:text-box>
            <text:p>Example ‘orbital stage’ variation</text:p>
          </draw:text-box>
        </draw:frame>
        <draw:frame draw:style-name="gr4" draw:text-style-name="P3" draw:layer="layout" svg:width="13.2cm" svg:height="3.095cm" svg:x="1.5cm" svg:y="14.8cm">
          <draw:text-box>
            <text:p><text:span text:style-name="T1">←</text:span><text:span text:style-name="T2">worse <text:s text:c="2"/>better </text:span><text:span text:style-name="T1">→</text:span><text:span text:style-name="T2"> </text:span></text:p>
          </draw:text-box>
        </draw:frame>
        <draw:frame draw:style-name="gr4" draw:text-style-name="P3" draw:layer="layout" svg:width="13.2cm" svg:height="3.095cm" svg:x="13.9cm" svg:y="14.801cm">
          <draw:text-box>
            <text:p><text:span text:style-name="T1">←</text:span><text:span text:style-name="T2">worse <text:s text:c="2"/>better </text:span><text:span text:style-name="T1">→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25T19:39:36.876281240</meta:creation-date>
    <dc:date>2020-07-25T19:46:30.428151356</dc:date>
    <meta:editing-duration>PT6M54S</meta:editing-duration>
    <meta:editing-cycles>1</meta:editing-cycles>
    <meta:document-statistic meta:object-count="29"/>
    <meta:generator>LibreOffice/5.1.6.2$Linux_X86_64 LibreOffice_project/10m0$Build-2</meta:generator>
  </office:meta>
</office:document-meta>
</file>